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411cm"/>
    </style:style>
    <style:style style:name="Tabla1.B" style:family="table-column">
      <style:table-column-properties style:column-width="5.084cm"/>
    </style:style>
    <style:style style:name="Tabla1.C" style:family="table-column">
      <style:table-column-properties style:column-width="6.59cm"/>
    </style:style>
    <style:style style:name="Tabla1.D" style:family="table-column">
      <style:table-column-properties style:column-width="1.916cm"/>
    </style:style>
    <style:style style:name="Tabla1.A1" style:family="table-cell">
      <style:table-cell-properties style:vertical-align="middle" fo:padding-left="0cm" fo:padding-right="0.049cm" fo:padding-top="0cm" fo:padding-bottom="0.049cm" fo:border-left="none" fo:border-right="0.75pt solid #000000" fo:border-top="none" fo:border-bottom="0.75pt solid #000000"/>
    </style:style>
    <style:style style:name="Tabla1.D1" style:family="table-cell">
      <style:table-cell-properties style:vertical-align="middle" fo:padding-left="0cm" fo:padding-right="0cm" fo:padding-top="0cm" fo:padding-bottom="0.049cm" fo:border-left="none" fo:border-right="none" fo:border-top="none" fo:border-bottom="0.75pt solid #000000"/>
    </style:style>
    <style:style style:name="Tabla1.A5" style:family="table-cell">
      <style:table-cell-properties style:vertical-align="middle" fo:padding-left="0cm" fo:padding-right="0.049cm" fo:padding-top="0cm" fo:padding-bottom="0cm" fo:border-left="none" fo:border-right="0.75pt solid #000000" fo:border-top="none" fo:border-bottom="none"/>
    </style:style>
    <style:style style:name="Tabla1.D5" style:family="table-cell">
      <style:table-cell-properties style:vertical-align="middle" fo:padding="0cm" fo:border="none"/>
    </style:style>
    <style:style style:name="Tabla2" style:family="table">
      <style:table-properties style:width="2.949cm" table:align="left"/>
    </style:style>
    <style:style style:name="Tabla2.A" style:family="table-column">
      <style:table-column-properties style:column-width="1.647cm"/>
    </style:style>
    <style:style style:name="Tabla2.B" style:family="table-column">
      <style:table-column-properties style:column-width="1.302cm"/>
    </style:style>
    <style:style style:name="Tabla2.A1" style:family="table-cell">
      <style:table-cell-properties style:vertical-align="middle" fo:padding-left="0cm" fo:padding-right="0.049cm" fo:padding-top="0cm" fo:padding-bottom="0.049cm" fo:border-left="none" fo:border-right="0.75pt solid #000000" fo:border-top="none" fo:border-bottom="0.75pt solid #000000"/>
    </style:style>
    <style:style style:name="Tabla2.B1" style:family="table-cell">
      <style:table-cell-properties style:vertical-align="middle" fo:padding-left="0cm" fo:padding-right="0cm" fo:padding-top="0cm" fo:padding-bottom="0.049cm" fo:border-left="none" fo:border-right="none" fo:border-top="none" fo:border-bottom="0.75pt solid #000000"/>
    </style:style>
    <style:style style:name="Tabla3" style:family="table">
      <style:table-properties style:width="8.983cm" table:align="left"/>
    </style:style>
    <style:style style:name="Tabla3.A" style:family="table-column">
      <style:table-column-properties style:column-width="1.647cm"/>
    </style:style>
    <style:style style:name="Tabla3.B" style:family="table-column">
      <style:table-column-properties style:column-width="7.336cm"/>
    </style:style>
    <style:style style:name="Tabla3.A1" style:family="table-cell">
      <style:table-cell-properties style:vertical-align="middle" fo:padding-left="0cm" fo:padding-right="0.049cm" fo:padding-top="0cm" fo:padding-bottom="0.049cm" fo:border-left="none" fo:border-right="0.75pt solid #000000" fo:border-top="none" fo:border-bottom="0.75pt solid #000000"/>
    </style:style>
    <style:style style:name="Tabla3.B1" style:family="table-cell">
      <style:table-cell-properties style:vertical-align="middle" fo:padding-left="0cm" fo:padding-right="0cm" fo:padding-top="0cm" fo:padding-bottom="0.049cm" fo:border-left="none" fo:border-right="none" fo:border-top="none" fo:border-bottom="0.75pt solid #000000"/>
    </style:style>
    <style:style style:name="Tabla3.A7" style:family="table-cell">
      <style:table-cell-properties style:vertical-align="middle" fo:padding-left="0cm" fo:padding-right="0.049cm" fo:padding-top="0cm" fo:padding-bottom="0cm" fo:border-left="none" fo:border-right="0.75pt solid #000000" fo:border-top="none" fo:border-bottom="none"/>
    </style:style>
    <style:style style:name="Tabla3.B7" style:family="table-cell">
      <style:table-cell-properties style:vertical-align="middle" fo:padding="0cm" fo:border="none"/>
    </style:style>
    <style:style style:name="P1" style:family="paragraph" style:parent-style-name="Standard">
      <style:paragraph-properties fo:text-align="center" style:justify-single-word="false"/>
      <style:text-properties fo:font-weight="bold" officeooo:rsid="000ff2e7" officeooo:paragraph-rsid="000ff2e7" style:font-weight-asian="bold" style:font-weight-complex="bold"/>
    </style:style>
    <style:style style:name="P2" style:family="paragraph" style:parent-style-name="Heading_20_2">
      <style:paragraph-properties fo:text-align="start" style:justify-single-word="false"/>
      <style:text-properties fo:font-weight="bold" officeooo:rsid="000ff2e7" officeooo:paragraph-rsid="000ff2e7" style:font-weight-asian="bold" style:font-weight-complex="bold"/>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Heading_20_2">
      <style:paragraph-properties fo:margin-left="0cm" fo:margin-right="0cm" fo:text-indent="0cm" style:auto-text-indent="false" fo:padding="0cm" fo:border="none"/>
    </style:style>
    <style:style style:name="P5" style:family="paragraph" style:parent-style-name="Table_20_Heading">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style>
    <style:style style:name="P7" style:family="paragraph" style:parent-style-name="Preformatted_20_Text">
      <style:paragraph-properties fo:margin-left="0cm" fo:margin-right="0cm" fo:text-indent="0cm" style:auto-text-indent="false" fo:padding="0cm" fo:border="none"/>
      <style:text-properties loext:padding="0cm" loext:border="none"/>
    </style:style>
    <style:style style:name="P8" style:family="paragraph" style:parent-style-name="Preformatted_20_Text">
      <style:paragraph-properties fo:margin-left="0cm" fo:margin-right="0cm" fo:text-indent="0cm" style:auto-text-indent="false" fo:padding="0cm" fo:border="none"/>
    </style:style>
    <style:style style:name="P9"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0" style:family="paragraph" style:parent-style-name="Text_20_body" style:list-style-name="L1">
      <style:paragraph-properties fo:margin-left="0cm" fo:margin-right="0cm" fo:text-indent="0cm" style:auto-text-indent="false" fo:padding="0cm" fo:border="none"/>
    </style:style>
    <style:style style:name="P11" style:family="paragraph" style:parent-style-name="Standard">
      <style:paragraph-properties fo:text-align="start" style:justify-single-word="false"/>
      <style:text-properties fo:font-weight="bold" officeooo:rsid="000ff2e7" officeooo:paragraph-rsid="000ff2e7" style:font-weight-asian="bold" style:font-weight-complex="bold"/>
    </style:style>
    <style:style style:name="P12" style:family="paragraph" style:parent-style-name="Heading_20_3">
      <style:paragraph-properties fo:text-align="start" style:justify-single-word="false" fo:break-before="page"/>
      <style:text-properties fo:font-weight="bold" officeooo:rsid="000ff2e7" officeooo:paragraph-rsid="000ff2e7" style:font-weight-asian="bold" style:font-weight-complex="bold"/>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text-align="start" style:justify-single-word="false" fo:break-before="page"/>
      <style:text-properties fo:font-weight="bold" officeooo:rsid="000ff2e7" officeooo:paragraph-rsid="000ff2e7" style:font-weight-asian="bold" style:font-weight-complex="bold"/>
    </style:style>
    <style:style style:name="P19" style:family="paragraph" style:parent-style-name="Text_20_body" style:list-style-name="L7"/>
    <style:style style:name="P20" style:family="paragraph" style:parent-style-name="Text_20_body" style:list-style-name="L7">
      <style:text-properties fo:font-weight="bold"/>
    </style:style>
    <style:style style:name="P21" style:family="paragraph" style:parent-style-name="Text_20_body" style:list-style-name="L8"/>
    <style:style style:name="P22" style:family="paragraph" style:parent-style-name="Text_20_body" style:list-style-name="L8">
      <style:text-properties fo:font-weight="bold"/>
    </style:style>
    <style:style style:name="P23" style:family="paragraph" style:parent-style-name="Text_20_body" style:list-style-name="L9">
      <style:text-properties fo:font-weight="bold"/>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2">
      <style:text-properties fo:font-weight="bold"/>
    </style:style>
    <style:style style:name="P29" style:family="paragraph" style:parent-style-name="Text_20_body" style:list-style-name="L13"/>
    <style:style style:name="P30" style:family="paragraph" style:parent-style-name="Text_20_body" style:list-style-name="L13">
      <style:text-properties fo:font-weight="bold"/>
    </style:style>
    <style:style style:name="P31" style:family="paragraph" style:parent-style-name="Text_20_body" style:list-style-name="L14">
      <style:text-properties fo:font-weight="bold"/>
    </style:style>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Heading_20_2">
      <style:paragraph-properties fo:text-align="start" style:justify-single-word="false" fo:break-before="page"/>
      <style:text-properties fo:font-weight="bold" officeooo:rsid="000ff2e7" officeooo:paragraph-rsid="000ff2e7" style:font-weight-asian="bold" style:font-weight-complex="bold"/>
    </style:style>
    <style:style style:name="P36" style:family="paragraph" style:parent-style-name="Text_20_body" style:list-style-name="L17"/>
    <style:style style:name="P37" style:family="paragraph" style:parent-style-name="Text_20_body">
      <style:paragraph-properties fo:break-before="page"/>
    </style:style>
    <style:style style:name="P38" style:family="paragraph" style:parent-style-name="Text_20_body" style:list-style-name="L18"/>
    <style:style style:name="P39" style:family="paragraph" style:parent-style-name="Heading_20_2">
      <style:paragraph-properties fo:break-before="page"/>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paragraph-properties fo:text-align="start" style:justify-single-word="false" fo:break-before="page"/>
      <style:text-properties style:font-name="Google Sans Text" fo:font-weight="bold" officeooo:rsid="000ff2e7" officeooo:paragraph-rsid="000ff2e7" style:font-weight-asian="bold" style:font-weight-complex="bold"/>
    </style:style>
    <style:style style:name="P4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44"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45"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style>
    <style:style style:name="P46"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7"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48"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style>
    <style:style style:name="P49"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50"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51"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style>
    <style:style style:name="P52"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53" style:family="paragraph" style:parent-style-name="Text_20_body" style:list-style-name="L24"/>
    <style:style style:name="P54" style:family="paragraph" style:parent-style-name="Text_20_body" style:list-style-name="L25"/>
    <style:style style:name="T1" style:family="text">
      <style:text-properties loext:padding="0cm" loext:border="none"/>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style:font-name="Google Sans Text" fo:font-weight="bold"/>
    </style:style>
    <style:style style:name="T6" style:family="text">
      <style:text-properties style:font-name="Google Sans Text"/>
    </style:style>
    <style:style style:name="T7" style:family="text">
      <style:text-properties style:font-name="Google Sans Text"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INSTORMING</text:p>
      <text:p text:style-name="P1"/>
      <text:h text:style-name="P2" text:outline-level="2">🎯 <text:span text:style-name="Strong_20_Emphasis"><text:span text:style-name="T1">Proyecto: "AutoRisk Predictor" - Modelo de tarificación de seguros</text:span></text:span></text:h>
      <text:p text:style-name="P3"><text:span text:style-name="Strong_20_Emphasis"><text:span text:style-name="T1">Objetivo</text:span></text:span>: Predecir el <text:span text:style-name="Strong_20_Emphasis"><text:span text:style-name="T1">riesgo de siniestralidad</text:span></text:span> (accidentes graves/moderados) de un vehículo+conductor para que una aseguradora calcule la <text:span text:style-name="Strong_20_Emphasis"><text:span text:style-name="T1">prima óptima</text:span></text:span>.</text:p>
      <text:p text:style-name="P3"><text:span text:style-name="Strong_20_Emphasis"><text:span text:style-name="T1">Framing profesional</text:span></text:span>: "Desarrollo de un modelo de IA para tarificación dinámica de seguros de automóviles usando datos públicos DGT + matriculaciones ANFAC/FACONAUTO".</text:p>
      <text:h text:style-name="P4" text:outline-level="2">📊 <text:span text:style-name="Strong_20_Emphasis"><text:span text:style-name="T1">Datasets principales (todos públicos y accesibles)</text:spa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5">Fuente</text:p>
            </table:table-cell>
            <table:table-cell table:style-name="Tabla1.A1" office:value-type="string">
              <text:p text:style-name="P5">Dataset</text:p>
            </table:table-cell>
            <table:table-cell table:style-name="Tabla1.A1" office:value-type="string">
              <text:p text:style-name="P5">Variables clave</text:p>
            </table:table-cell>
            <table:table-cell table:style-name="Tabla1.D1" office:value-type="string">
              <text:p text:style-name="P5">Formato</text:p>
            </table:table-cell>
          </table:table-row>
        </table:table-header-rows>
        <table:table-row>
          <table:table-cell table:style-name="Tabla1.A1" office:value-type="string">
            <text:p text:style-name="P6"><text:span text:style-name="Strong_20_Emphasis"><text:span text:style-name="T1">DGT (Dirección General Tráfico)</text:span></text:span></text:p>
          </table:table-cell>
          <table:table-cell table:style-name="Tabla1.A1" office:value-type="string">
            <text:p text:style-name="P6"><text:span text:style-name="Source_20_Text"><text:span text:style-name="T1">Siniestralidad vial</text:span></text:span> datos.gob.es</text:p>
          </table:table-cell>
          <table:table-cell table:style-name="Tabla1.A1" office:value-type="string">
            <text:p text:style-name="P6">Tipo vehículo, potencia, antigüedad, sexo conductor, edad, alcohol, velocidad, gravedad accidente</text:p>
          </table:table-cell>
          <table:table-cell table:style-name="Tabla1.D1" office:value-type="string">
            <text:p text:style-name="P6">CSV anual</text:p>
          </table:table-cell>
        </table:table-row>
        <table:table-row>
          <table:table-cell table:style-name="Tabla1.A1" office:value-type="string">
            <text:p text:style-name="P6"><text:span text:style-name="Strong_20_Emphasis"><text:span text:style-name="T1">DGT</text:span></text:span></text:p>
          </table:table-cell>
          <table:table-cell table:style-name="Tabla1.A1" office:value-type="string">
            <text:p text:style-name="P6"><text:span text:style-name="Source_20_Text"><text:span text:style-name="T1">Parque de vehículos</text:span></text:span></text:p>
          </table:table-cell>
          <table:table-cell table:style-name="Tabla1.A1" office:value-type="string">
            <text:p text:style-name="P6">Matriculaciones por modelo, CC, combustible, provincia</text:p>
          </table:table-cell>
          <table:table-cell table:style-name="Tabla1.D1" office:value-type="string">
            <text:p text:style-name="P6">CSV</text:p>
          </table:table-cell>
        </table:table-row>
        <table:table-row>
          <table:table-cell table:style-name="Tabla1.A1" office:value-type="string">
            <text:p text:style-name="P6"><text:span text:style-name="Strong_20_Emphasis"><text:span text:style-name="T1">INE</text:span></text:span></text:p>
          </table:table-cell>
          <table:table-cell table:style-name="Tabla1.A1" office:value-type="string">
            <text:p text:style-name="P6"><text:span text:style-name="Source_20_Text"><text:span text:style-name="T1">Población y estructura demográfica</text:span></text:span></text:p>
          </table:table-cell>
          <table:table-cell table:style-name="Tabla1.A1" office:value-type="string">
            <text:p text:style-name="P6">Población por edad/seXO en provincias</text:p>
          </table:table-cell>
          <table:table-cell table:style-name="Tabla1.D1" office:value-type="string">
            <text:p text:style-name="P6">CSV</text:p>
          </table:table-cell>
        </table:table-row>
        <table:table-row>
          <table:table-cell table:style-name="Tabla1.A5" office:value-type="string">
            <text:p text:style-name="P6"><text:span text:style-name="Strong_20_Emphasis"><text:span text:style-name="T1">datos.gob.es</text:span></text:span></text:p>
          </table:table-cell>
          <table:table-cell table:style-name="Tabla1.A5" office:value-type="string">
            <text:p text:style-name="P6"><text:span text:style-name="Source_20_Text"><text:span text:style-name="T1">Consumo combustible</text:span></text:span></text:p>
          </table:table-cell>
          <table:table-cell table:style-name="Tabla1.A5" office:value-type="string">
            <text:p text:style-name="P6">Precio carburantes por provincia</text:p>
          </table:table-cell>
          <table:table-cell table:style-name="Tabla1.D5" office:value-type="string">
            <text:p text:style-name="Table_20_Contents">CSV</text:p>
          </table:table-cell>
        </table:table-row>
      </table:table>
      <text:p text:style-name="P3"><text:span text:style-name="Strong_20_Emphasis"><text:span text:style-name="T1">Enlace directo</text:span></text:span>: <text:span text:style-name="Source_20_Text"><text:span text:style-name="T1">https://www.dgt.es/was6/portal/contenidos/observatorio/datos</text:span></text:span>** y <text:span text:style-name="Source_20_Text"><text:span text:style-name="T1">https://datos.gob.es/es/catalogo?theme=transporte</text:span></text:span></text:p>
      <text:h text:style-name="P4" text:outline-level="2">🛠️ <text:span text:style-name="Strong_20_Emphasis"><text:span text:style-name="T1">ETL Pipeline (lo que más valorará el profe)</text:span></text:span></text:h>
      <text:p text:style-name="P7">text</text:p>
      <text:p text:style-name="P8"><text:span text:style-name="Source_20_Text"><text:span text:style-name="T1">1. MERGE siniestros + parque_vehiculos → dataset_riesgo</text:span></text:span></text:p>
      <text:p text:style-name="P8"><text:span text:style-name="Source_20_Text"><text:span text:style-name="T1"><text:s text:c="3"/>- Risk = siniestros_graves / vehículos_activos (por tipo+edad+provincia)</text:span></text:span></text:p>
      <text:p text:style-name="P8"/>
      <text:p text:style-name="P8"><text:span text:style-name="Source_20_Text"><text:span text:style-name="T1">2. FEATURES del vehículo:</text:span></text:span></text:p>
      <text:p text:style-name="P8"><text:span text:style-name="Source_20_Text"><text:span text:style-name="T1"><text:s text:c="3"/>- Potencia_CV, CC_motor, Antiguedad, Combustible (gasolina/diésel/eléctrico)</text:span></text:span></text:p>
      <text:p text:style-name="P8"><text:span text:style-name="Source_20_Text"><text:span text:style-name="T1"><text:s text:c="3"/>- Marca (segmentar: premium vs low-cost), Peso_medio_modelo</text:span></text:span></text:p>
      <text:p text:style-name="P8"><text:span text:style-name="Source_20_Text"><text:span text:style-name="T1"><text:s text:c="3"/></text:span></text:span></text:p>
      <text:p text:style-name="P8"><text:span text:style-name="Source_20_Text"><text:span text:style-name="T1">3. FEATURES del conductor:</text:span></text:span></text:p>
      <text:p text:style-name="P8"><text:span text:style-name="Source_20_Text"><text:span text:style-name="T1"><text:s text:c="3"/>- Edad_conductor (bins: &lt;25, 25-35, 35-50, 50+)</text:span></text:span></text:p>
      <text:p text:style-name="P8"><text:span text:style-name="Source_20_Text"><text:span text:style-name="T1"><text:s text:c="3"/>- Sexo, Provincia (Toledo + Madrid + Barcelona para focus)</text:span></text:span></text:p>
      <text:p text:style-name="P8"><text:span text:style-name="Source_20_Text"><text:span text:style-name="T1"><text:s text:c="3"/>- Factor_riesgo = siniestros_edad / población_edad</text:span></text:span></text:p>
      <text:p text:style-name="P8"/>
      <text:p text:style-name="P8"><text:span text:style-name="Source_20_Text"><text:span text:style-name="T1">4. TARGET variable:</text:span></text:span></text:p>
      <text:p text:style-name="P8"><text:span text:style-name="Source_20_Text"><text:span text:style-name="T1"><text:s text:c="3"/>- `riesgo_anual` = probabilidad accidente grave el próximo año (0-1)</text:span></text:span></text:p>
      <text:p text:style-name="P9"><text:span text:style-name="Source_20_Text"><text:span text:style-name="T1"><text:s text:c="3"/>- O clasificación: "Bajo/Medio/Alto riesgo"</text:span></text:span></text:p>
      <text:h text:style-name="P4" text:outline-level="2">🧠 <text:span text:style-name="Strong_20_Emphasis"><text:span text:style-name="T1">Arquitectura del modelo</text:span></text:span></text:h>
      <text:p text:style-name="P7">text</text:p>
      <text:p text:style-name="P9"><text:span text:style-name="Source_20_Text"><text:span text:style-name="T1">Baseline → MLP tabular → CNN-1D (DeepInsight) → LSTM (si añades series temporales)</text:span></text:span></text:p>
      <text:p text:style-name="P3"><text:soft-page-break/><text:span text:style-name="Strong_20_Emphasis"><text:span text:style-name="T1">Input features</text:span></text:span> (15-20 variables):</text:p>
      <text:p text:style-name="P7">text</text:p>
      <text:p text:style-name="P8"><text:span text:style-name="Source_20_Text"><text:span text:style-name="T1">[potencia_cv, cc_motor, antiguedad, peso_modelo, riesgo_provincia,</text:span></text:span></text:p>
      <text:p text:style-name="P8"><text:span text:style-name="Source_20_Text"><text:span text:style-name="T1"><text:s/>edad_conductor, sexo_binario, km_medio_anual, precio_carburante,</text:span></text:span></text:p>
      <text:p text:style-name="P9"><text:span text:style-name="Source_20_Text"><text:span text:style-name="T1"><text:s/>siniestralidad_histórica_modelo, ...]</text:span></text:span></text:p>
      <text:p text:style-name="P3"><text:span text:style-name="Strong_20_Emphasis"><text:span text:style-name="T1">Ejemplo de predicción</text:span></text:span>:</text:p>
      <text:p text:style-name="P7">text</text:p>
      <text:p text:style-name="P8"><text:span text:style-name="Source_20_Text"><text:span text:style-name="T1">Toyota Corolla 2020, conductor 42 años, Toledo → Riesgo: 0.023 → Prima base: 420€</text:span></text:span></text:p>
      <text:p text:style-name="P9"><text:span text:style-name="Source_20_Text"><text:span text:style-name="T1">Seat Ibiza 2015, conductor 22 años, Madrid → Riesgo: 0.089 → Prima base: 780€</text:span></text:span></text:p>
      <text:h text:style-name="P4" text:outline-level="2">📈 <text:span text:style-name="Strong_20_Emphasis"><text:span text:style-name="T1">Flujo del proyecto (estructura GitHub)</text:span></text:span></text:h>
      <text:p text:style-name="P7">text</text:p>
      <text:p text:style-name="P8"><text:span text:style-name="Source_20_Text"><text:span text:style-name="T1">autorisq-predictor/</text:span></text:span></text:p>
      <text:p text:style-name="P8"><text:span text:style-name="Source_20_Text"><text:span text:style-name="T1">├── data/</text:span></text:span></text:p>
      <text:p text:style-name="P8"><text:span text:style-name="Source_20_Text"><text:span text:style-name="T1">│ <text:s text:c="2"/>├── raw/dgt_siniestros_2020-2024/</text:span></text:span></text:p>
      <text:p text:style-name="P8"><text:span text:style-name="Source_20_Text"><text:span text:style-name="T1">│ <text:s text:c="2"/>├── raw/parque_vehiculos/</text:span></text:span></text:p>
      <text:p text:style-name="P8"><text:span text:style-name="Source_20_Text"><text:span text:style-name="T1">│ <text:s text:c="2"/>└── processed/risk_features.csv</text:span></text:span></text:p>
      <text:p text:style-name="P8"><text:span text:style-name="Source_20_Text"><text:span text:style-name="T1">├── notebooks/</text:span></text:span></text:p>
      <text:p text:style-name="P8"><text:span text:style-name="Source_20_Text"><text:span text:style-name="T1">│ <text:s text:c="2"/>├── 01_EDA_siniestralidad.ipynb</text:span></text:span></text:p>
      <text:p text:style-name="P8"><text:span text:style-name="Source_20_Text"><text:span text:style-name="T1">│ <text:s text:c="2"/>├── 02_ETL_pipeline.ipynb</text:span></text:span></text:p>
      <text:p text:style-name="P8"><text:span text:style-name="Source_20_Text"><text:span text:style-name="T1">│ <text:s text:c="2"/>├── 03_modelos_baselines.ipynb</text:span></text:span></text:p>
      <text:p text:style-name="P8"><text:span text:style-name="Source_20_Text"><text:span text:style-name="T1">│ <text:s text:c="2"/>└── 04_deep_learning_risk.ipynb</text:span></text:span></text:p>
      <text:p text:style-name="P8"><text:span text:style-name="Source_20_Text"><text:span text:style-name="T1">├── src/</text:span></text:span></text:p>
      <text:p text:style-name="P8"><text:span text:style-name="Source_20_Text"><text:span text:style-name="T1">│ <text:s text:c="2"/>├── etl.py</text:span></text:span></text:p>
      <text:p text:style-name="P8"><text:span text:style-name="Source_20_Text"><text:span text:style-name="T1">│ <text:s text:c="2"/>├── models.py</text:span></text:span></text:p>
      <text:p text:style-name="P8"><text:span text:style-name="Source_20_Text"><text:span text:style-name="T1">│ <text:s text:c="2"/>└── predict.py</text:span></text:span></text:p>
      <text:p text:style-name="P8"><text:span text:style-name="Source_20_Text"><text:span text:style-name="T1">├── dashboard/</text:span></text:span></text:p>
      <text:p text:style-name="P8"><text:span text:style-name="Source_20_Text"><text:span text:style-name="T1">│ <text:s text:c="2"/>└── streamlit_app.py <text:s/># ¡Demo interactivo!</text:span></text:span></text:p>
      <text:p text:style-name="P9"><text:span text:style-name="Source_20_Text"><text:span text:style-name="T1">└── README.md</text:span></text:span></text:p>
      <text:h text:style-name="P4" text:outline-level="2">🎨 <text:span text:style-name="Strong_20_Emphasis"><text:span text:style-name="T1">Visuales para la presentación (impresionan)</text:span></text:span></text:h>
      <text:list text:style-name="L1">
        <text:list-item>
          <text:p text:style-name="P10"><text:span text:style-name="Strong_20_Emphasis"><text:span text:style-name="T1">Mapa de calor</text:span></text:span>: Riesgo por provincia + tipo vehículo</text:p>
        </text:list-item>
        <text:list-item>
          <text:p text:style-name="P10"><text:span text:style-name="Strong_20_Emphasis"><text:span text:style-name="T1">Feature importance</text:span></text:span>: ¿Qué más influye? (edad vs potencia vs antigüedad)</text:p>
        </text:list-item>
        <text:list-item>
          <text:p text:style-name="P10"><text:span text:style-name="Strong_20_Emphasis"><text:span text:style-name="T1">Matriz confusión</text:span></text:span>: Bajo/Medio/Alto riesgo</text:p>
        </text:list-item>
        <text:list-item>
          <text:p text:style-name="P10"><text:span text:style-name="Strong_20_Emphasis"><text:span text:style-name="T1">Predicción vs real</text:span></text:span>: Comparativa 2023 (test set)</text:p>
        </text:list-item>
        <text:list-item>
          <text:p text:style-name="P10"><text:span text:style-name="Strong_20_Emphasis"><text:span text:style-name="T1">ROI para aseguradora</text:span></text:span>: "Reducción 12% en siniestralidad con tarificación dinámica"</text:p>
        </text:list-item>
      </text:list>
      <text:h text:style-name="P4" text:outline-level="2">🚀 <text:span text:style-name="Strong_20_Emphasis"><text:span text:style-name="T1">Diferenciadores para portfolio</text:span></text:span></text:h>
      <text:p text:style-name="P3">✅ <text:span text:style-name="Strong_20_Emphasis"><text:span text:style-name="T1">100% datos públicos españoles</text:span></text:span> (no Kaggle genérico)<text:line-break/>✅ <text:span text:style-name="Strong_20_Emphasis"><text:span text:style-name="T1">Problema de negocio real</text:span></text:span> (aseguradoras pagan millones por esto)<text:line-break/>✅ <text:span text:style-name="Strong_20_Emphasis"><text:span text:style-name="T1">Multimodal</text:span></text:span>: tabular + geográfico + time series<text:line-break/>✅ <text:span text:style-name="Strong_20_Emphasis"><text:span text:style-name="T1">Impacto cuantificable</text:span></text:span>: "Ahorro estimado X millones €/año"<text:line-break/>✅ <text:span text:style-name="Strong_20_Emphasis"><text:span text:style-name="T1">Demo interactivo</text:span></text:span>: Streamlit donde metes vehículo+conductor → prima<text:line-break/>✅ <text:span text:style-name="Strong_20_Emphasis"><text:span text:style-name="T1">Evolución modelos</text:span></text:span>: Baseline → NN → State-of-the-art</text:p>
      <text:h text:style-name="P4" text:outline-level="2"><text:soft-page-break/>⏱️ <text:span text:style-name="Strong_20_Emphasis"><text:span text:style-name="T1">Cronograma realista (4-6 semanas)</text:span></text:span></text:h>
      <table:table table:name="Tabla2" table:style-name="Tabla2">
        <table:table-column table:style-name="Tabla2.A"/>
        <table:table-column table:style-name="Tabla2.B"/>
        <table:table-header-rows>
          <table:table-row>
            <table:table-cell table:style-name="Tabla2.A1" office:value-type="string">
              <text:p text:style-name="P5">Semana</text:p>
            </table:table-cell>
            <table:table-cell table:style-name="Tabla2.B1" office:value-type="string">
              <text:p text:style-name="Table_20_Heading">Tarea</text:p>
            </table:table-cell>
          </table:table-row>
        </table:table-header-rows>
      </table:table>
      <table:table table:name="Tabla3" table:style-name="Tabla3">
        <table:table-column table:style-name="Tabla3.A"/>
        <table:table-column table:style-name="Tabla3.B"/>
        <table:table-header-rows>
          <table:table-row>
            <table:table-cell table:style-name="Tabla3.A1" office:value-type="string">
              <text:p text:style-name="P5">Semana</text:p>
            </table:table-cell>
            <table:table-cell table:style-name="Tabla3.B1" office:value-type="string">
              <text:p text:style-name="P5">Tarea</text:p>
            </table:table-cell>
          </table:table-row>
        </table:table-header-rows>
        <table:table-row>
          <table:table-cell table:style-name="Tabla3.A1" office:value-type="string">
            <text:p text:style-name="P6">1</text:p>
          </table:table-cell>
          <table:table-cell table:style-name="Tabla3.B1" office:value-type="string">
            <text:p text:style-name="P6">Descarga datasets, EDA inicial</text:p>
          </table:table-cell>
        </table:table-row>
        <table:table-row>
          <table:table-cell table:style-name="Tabla3.A1" office:value-type="string">
            <text:p text:style-name="P6">2</text:p>
          </table:table-cell>
          <table:table-cell table:style-name="Tabla3.B1" office:value-type="string">
            <text:p text:style-name="P6">ETL pipeline + baseline (Random Forest)</text:p>
          </table:table-cell>
        </table:table-row>
        <table:table-row>
          <table:table-cell table:style-name="Tabla3.A1" office:value-type="string">
            <text:p text:style-name="P6">3</text:p>
          </table:table-cell>
          <table:table-cell table:style-name="Tabla3.B1" office:value-type="string">
            <text:p text:style-name="P6">MLP Keras/PyTorch + validación</text:p>
          </table:table-cell>
        </table:table-row>
        <table:table-row>
          <table:table-cell table:style-name="Tabla3.A1" office:value-type="string">
            <text:p text:style-name="P6">4</text:p>
          </table:table-cell>
          <table:table-cell table:style-name="Tabla3.B1" office:value-type="string">
            <text:p text:style-name="P6">CNN/LSTM + optimización</text:p>
          </table:table-cell>
        </table:table-row>
        <table:table-row>
          <table:table-cell table:style-name="Tabla3.A1" office:value-type="string">
            <text:p text:style-name="P6">5</text:p>
          </table:table-cell>
          <table:table-cell table:style-name="Tabla3.B1" office:value-type="string">
            <text:p text:style-name="P6">Dashboard + informe</text:p>
          </table:table-cell>
        </table:table-row>
        <table:table-row>
          <table:table-cell table:style-name="Tabla3.A7" office:value-type="string">
            <text:p text:style-name="P6">6</text:p>
          </table:table-cell>
          <table:table-cell table:style-name="Tabla3.B7" office:value-type="string">
            <text:p text:style-name="Table_20_Contents">Slides presentación + repo pulido</text:p>
          </table:table-cell>
        </table:table-row>
      </table:table>
      <text:h text:style-name="P4" text:outline-level="2">💾 <text:span text:style-name="Strong_20_Emphasis"><text:span text:style-name="T1">Para guardar en tu "ideas.txt"</text:span></text:span></text:h>
      <text:p text:style-name="P7">text</text:p>
      <text:p text:style-name="P8"><text:span text:style-name="Source_20_Text"><text:span text:style-name="T1">🚗 AutoRisk Predictor (PRIORIDAD ALTA)</text:span></text:span></text:p>
      <text:p text:style-name="P8"><text:span text:style-name="Source_20_Text"><text:span text:style-name="T1">- Problema: Tarificación dinámica seguros coche España</text:span></text:span></text:p>
      <text:p text:style-name="P8"><text:span text:style-name="Source_20_Text"><text:span text:style-name="T1">- Datasets: DGT siniestros + matriculaciones (datos.gob.es)</text:span></text:span></text:p>
      <text:p text:style-name="P8"><text:span text:style-name="Source_20_Text"><text:span text:style-name="T1">- Modelo: MLP → CNN-1D → LSTM time series</text:span></text:span></text:p>
      <text:p text:style-name="P8"><text:span text:style-name="Source_20_Text"><text:span text:style-name="T1">- Output: Probabilidad accidente + prima sugerida</text:span></text:span></text:p>
      <text:p text:style-name="P8"><text:span text:style-name="Source_20_Text"><text:span text:style-name="T1">- Portfolio: 10/10 (aseguradoras, datos públicos, España)</text:span></text:span></text:p>
      <text:p text:style-name="P8"><text:span text:style-name="Source_20_Text"><text:span text:style-name="T1">- Tiempo: 4-6 semanas</text:span></text:span></text:p>
      <text:p text:style-name="P9"><text:span text:style-name="Source_20_Text"><text:span text:style-name="T1">- Demo: Streamlit interactivo</text:span></text:span></text:p>
      <text:p text:style-name="P11"/>
      <text:h text:style-name="P12" text:outline-level="3">La Solución: "El Importador Inteligente" (Arbitraje + Deep Learning)</text:h>
      <text:p text:style-name="Text_20_body">Para mantener tu idea y cumplir con la asignatura, tenemos que transformar ese cruce de datos en un <text:span text:style-name="T2">modelo de predicción</text:span>. La lógica sería esta: no vas a buscar el "mismo coche" en España, sino que vas a entrenar a una Inteligencia Artificial para que se convierta en una tasadora experta del mercado español y luego le vas a pedir que tase los coches alemanes.</text:p>
      <text:p text:style-name="Text_20_body">Aquí tienes cómo sería el proyecto paso a paso, usando solo datos tabulares (texto y números, sin imágenes para no complicarlo):</text:p>
      <text:h text:style-name="Heading_20_4" text:outline-level="4">1. Recolección de Datos (Web Scraping)</text:h>
      <text:list text:style-name="L2">
        <text:list-item>
          <text:p text:style-name="P13"><text:span text:style-name="T2">Dataset 1 (España):</text:span> Haces scraping de <text:span text:style-name="Source_20_Text">coches.net</text:span> o <text:span text:style-name="Source_20_Text">Flexicar</text:span>. Extraes miles de coches con sus características: Marca, Modelo, Año, Kilómetros, CV, Tipo de Cambio, Combustible y <text:span text:style-name="T2">Precio de venta</text:span>.</text:p>
        </text:list-item>
        <text:list-item>
          <text:p text:style-name="P13"><text:span text:style-name="T2">Dataset 2 (Alemania):</text:span> Haces scraping de <text:span text:style-name="Source_20_Text">mobile.de</text:span>. Extraes coches con las mismas características y su precio allí.</text:p>
        </text:list-item>
      </text:list>
      <text:h text:style-name="Heading_20_4" text:outline-level="4">2. ETL (Extracción, Transformación y Carga)</text:h>
      <text:list text:style-name="L3">
        <text:list-item>
          <text:p text:style-name="P14">Limpias los datos: quitas valores nulos, estandarizas los nombres de los modelos (que a veces varían entre países) y conviertes variables de texto a números (One-Hot Encoding para las marcas y modelos).</text:p>
        </text:list-item>
        <text:list-item>
          <text:p text:style-name="P14"><text:span text:style-name="T2">El cálculo de importación:</text:span> Añades a tu código de ETL una función que sume automáticamente al precio alemán los costes de traerlo (aprox. 800€ de transporte, Impuesto de Matriculación en España según las emisiones de CO2, tasas de la DGT e ITV).</text:p>
        </text:list-item>
      </text:list>
      <text:h text:style-name="Heading_20_4" text:outline-level="4">3. El Modelo Predictivo (Keras / PyTorch)</text:h>
      <text:p text:style-name="Text_20_body">Aquí es donde entra la asignatura.</text:p>
      <text:list text:style-name="L4">
        <text:list-item>
          <text:p text:style-name="P15">Coges el <text:span text:style-name="T2">Dataset 1 (España)</text:span> y entrenas una Red Neuronal Densa (Feedforward Neural Network).</text:p>
        </text:list-item>
        <text:list-item>
          <text:p text:style-name="P15"><text:span text:style-name="T2">Variables de entrada (X):</text:span> Marca, Modelo, Año, KM, CV, etc.</text:p>
        </text:list-item>
        <text:list-item>
          <text:p text:style-name="P15"><text:span text:style-name="T2">Variable a predecir (Y):</text:span> El Precio en España (Regresión).</text:p>
        </text:list-item>
        <text:list-item>
          <text:p text:style-name="P15">La red aprenderá exactamente cómo se devalúan los coches en España según el kilometraje, qué marcas mantienen mejor su valor y cuánto se paga por la potencia.</text:p>
        </text:list-item>
      </text:list>
      <text:h text:style-name="Heading_20_4" text:outline-level="4">4. La "Magia" del Arbitraje (Aplicación de la IA)</text:h>
      <text:p text:style-name="Text_20_body">Una vez la red neuronal está entrenada, le pasas el <text:span text:style-name="T2">Dataset 2 (Alemania)</text:span>.</text:p>
      <text:list text:style-name="L5">
        <text:list-item>
          <text:p text:style-name="P16">A la red neuronal le das las características de un coche alemán que has encontrado barato, y el modelo te dirá: <text:span text:style-name="T3">"Según lo que he aprendido del mercado español, este coche se vendería en España por </text:span><text:span text:style-name="T4">22.500€</text:span><text:span text:style-name="T3">"</text:span>.</text:p>
        </text:list-item>
        <text:list-item>
          <text:p text:style-name="P16">Luego, tu programa hace el cálculo final de rentabilidad: <text:span text:style-name="T2">ROI = Beneficio / Inversión Total</text:span> <text:span text:style-name="T3">Inversión Total = Precio en Alemania + Costes de Importación</text:span> <text:span text:style-name="T3">Beneficio = Precio Predicho por tu IA en España - Inversión Total</text:span></text:p>
        </text:list-item>
      </text:list>
      <text:h text:style-name="Heading_20_3" text:outline-level="3"><text:soft-page-break/>¿Por qué este proyecto es factible y excelente para tu portfolio?</text:h>
      <text:list text:style-name="L6">
        <text:list-item>
          <text:p text:style-name="P17"><text:span text:style-name="T2">Es realista:</text:span> Solo usas datos en texto/números, que son fáciles de limpiar y perfectos para empezar con redes neuronales densas en Keras o PyTorch.</text:p>
        </text:list-item>
        <text:list-item>
          <text:p text:style-name="P17"><text:span text:style-name="T2">Cumple con la asignatura:</text:span> Tienes Web Scraping, un ETL complejo (combinando dos países y sumando impuestos) y un modelo predictivo real de Deep Learning (Regresión).</text:p>
        </text:list-item>
        <text:list-item>
          <text:p text:style-name="P17"><text:span text:style-name="T2">Aporta valor real:</text:span> En una entrevista de trabajo, decir "He programado un modelo que te dice si es rentable importar un coche específico de Alemania calculando impuestos y prediciendo su precio de venta aquí" suena a alguien que sabe aplicar la tecnología al mundo real de los negocios.</text:p>
        </text:list-item>
      </text:list>
      <text:p text:style-name="Text_20_body">¿Te convence este enfoque para adaptar tu idea? Si quieres, podemos definir qué herramientas de Python exactas (librerías) necesitarías usar para el scraping de estas páginas y cómo estructurar el script.</text:p>
      <text:p text:style-name="P11"/>
      <text:p text:style-name="P18">El proyecto del "Caza-Chollos" Inmobiliario es, sin duda, uno de los mejores para un portfolio porque mezcla ingeniería de datos pura con una aplicación financiera directa. Es normal que lo veas complejo desde fuera, pero si lo dividimos en fases, verás que encaja perfectamente con lo que has aprendido (y vas a aprender) en clase.</text:p>
      <text:p text:style-name="Text_20_body">El truco de este proyecto no está en hacer la red neuronal más compleja del mundo, sino en <text:span text:style-name="T2">tener datos limpios y bien estructurados</text:span>.</text:p>
      <text:p text:style-name="Text_20_body">Aquí tienes el plan de ejecución detallado, las tecnologías exactas que necesitas y cómo superar la parte de extracción de datos:</text:p>
      <text:p text:style-name="Horizontal_20_Line"/>
      <text:h text:style-name="Heading_20_3" text:outline-level="3">Fase 1: Extracción de Datos (Web Scraping)</text:h>
      <text:p text:style-name="Text_20_body">Esta es la parte que más asusta, pero la más divertida. Los portales inmobiliarios (Idealista, Fotocasa, Pisos.com) tienen miles de anuncios.</text:p>
      <text:list text:style-name="L7">
        <text:list-item>
          <text:p text:style-name="P19"><text:span text:style-name="T2">El gran reto:</text:span> Portales como <text:span text:style-name="T3">Idealista</text:span> tienen sistemas anti-bots muy fuertes. Si usas librerías básicas, te bloquearán la IP en 5 minutos.</text:p>
        </text:list-item>
        <text:list-item>
          <text:p text:style-name="P20">La solución (Tecnologías a usar):</text:p>
          <text:list>
            <text:list-item>
              <text:p text:style-name="P19"><text:span text:style-name="T2">Selenium o Playwright (Python):</text:span> Son librerías que simulan un navegador real (abren un Chrome fantasma, hacen scroll humano, esperan a que carguen las fotos). Son perfectas para saltarse los bloqueos.</text:p>
            </text:list-item>
            <text:list-item>
              <text:p text:style-name="P19"><text:span text:style-name="T2">BeautifulSoup:</text:span> Una vez que Selenium ha cargado la página web y esquivado el bloqueo, le pasas el código HTML a BeautifulSoup para extraer el texto de forma rápida.</text:p>
            </text:list-item>
          </text:list>
        </text:list-item>
        <text:list-item>
          <text:p text:style-name="P20">¿Qué datos debes extraer por cada casa?</text:p>
          <text:list>
            <text:list-item text:start-value="1">
              <text:p text:style-name="P19"><text:span text:style-name="Source_20_Text">Precio</text:span> (Nuestra variable objetivo a predecir, la "Y").</text:p>
            </text:list-item>
            <text:list-item>
              <text:p text:style-name="P19"><text:span text:style-name="Source_20_Text">Metros_cuadrados</text:span>, <text:span text:style-name="Source_20_Text">Habitaciones</text:span>, <text:span text:style-name="Source_20_Text">Baños</text:span>, <text:span text:style-name="Source_20_Text">Planta</text:span> (Variables numéricas).</text:p>
            </text:list-item>
            <text:list-item>
              <text:p text:style-name="P19"><text:span text:style-name="Source_20_Text">Ascensor</text:span> (Booleano: 1 si tiene, 0 si no).</text:p>
            </text:list-item>
            <text:list-item>
              <text:p text:style-name="P19"><text:span text:style-name="Source_20_Text">Estado</text:span> (A reformar / Buen estado). <text:span text:style-name="T3">Esto es vital para el flipping</text:span>.</text:p>
            </text:list-item>
            <text:list-item>
              <text:p text:style-name="P19"><text:span text:style-name="Source_20_Text">Barrio</text:span> o <text:span text:style-name="Source_20_Text">Código Postal</text:span> (Variable categórica crucial, el precio depende enormemente de la zona).</text:p>
            </text:list-item>
          </text:list>
        </text:list-item>
        <text:list-item>
          <text:p text:style-name="P19"><text:span text:style-name="T3">Consejo de oro:</text:span> Empieza haciendo scraping de una web más fácil como <text:span text:style-name="T2">Pisos.com</text:span> o <text:span text:style-name="T2">Habitaclia</text:span> antes de pelearte con Idealista. Céntrate en una sola ciudad (ej. Toledo o un distrito de Madrid) para que tu modelo sea un experto local. Con extraer entre 2.000 y 5.000 anuncios es suficiente para empezar.</text:p>
        </text:list-item>
      </text:list>
      <text:h text:style-name="Heading_20_3" text:outline-level="3">Fase 2: EDA (Análisis Exploratorio) y ETL (Preparación)</text:h>
      <text:p text:style-name="Text_20_body">Una vez tengas tu archivo CSV con 3.000 casas, toca limpiarlo. Las redes neuronales odian los datos sucios.</text:p>
      <text:list text:style-name="L8">
        <text:list-item>
          <text:p text:style-name="P21"><text:span text:style-name="T2">Tecnologías:</text:span> <text:span text:style-name="Source_20_Text">Pandas</text:span>, <text:span text:style-name="Source_20_Text">Matplotlib</text:span> / <text:span text:style-name="Source_20_Text">Seaborn</text:span> (para gráficos) y <text:span text:style-name="Source_20_Text">Scikit-Learn</text:span>.</text:p>
        </text:list-item>
        <text:list-item>
          <text:p text:style-name="P22"><text:soft-page-break/>Pasos de ETL:</text:p>
          <text:list>
            <text:list-item>
              <text:p text:style-name="P21"><text:span text:style-name="T2">Limpieza:</text:span> Quitar pisos con 0 habitaciones o precios ridículos (ej. plazas de garaje que se colaron como pisos).</text:p>
            </text:list-item>
            <text:list-item>
              <text:p text:style-name="P21"><text:span text:style-name="T2">One-Hot Encoding:</text:span> Las redes neuronales no entienden la palabra "Centro" o "Buenavista". Usarás Pandas para convertir los barrios en columnas de ceros y unos.</text:p>
            </text:list-item>
            <text:list-item>
              <text:p text:style-name="P21"><text:span text:style-name="T2">Escalado (Vital en Deep Learning):</text:span> Una red neuronal se vuelve loca si le pasas un dato que es <text:span text:style-name="Source_20_Text">1</text:span> (Ascensor) y otro dato que es <text:span text:style-name="Source_20_Text">250.000</text:span> (Precio). Usarás <text:span text:style-name="Source_20_Text">MinMaxScaler</text:span> o <text:span text:style-name="Source_20_Text">StandardScaler</text:span> de Scikit-Learn para que todas las variables numéricas estén entre el valor 0 y 1.</text:p>
            </text:list-item>
          </text:list>
        </text:list-item>
      </text:list>
      <text:h text:style-name="Heading_20_3" text:outline-level="3">Fase 3: La Red Neuronal (El Cerebro Tasador)</text:h>
      <text:p text:style-name="Text_20_body">Aquí entra en juego Keras o PyTorch (lo que más te guste, Keras es más fácil para empezar). No necesitas redes convolucionales (imágenes) ni recurrentes (tiempo). Necesitas una <text:span text:style-name="T2">Red Neuronal Densa (MLP - Multilayer Perceptron)</text:span>.</text:p>
      <text:list text:style-name="L9">
        <text:list-item>
          <text:p text:style-name="P23">Arquitectura propuesta (Keras):</text:p>
          <text:list>
            <text:list-item>
              <text:p text:style-name="P24"><text:span text:style-name="T2">Capa de Entrada:</text:span> Tantas neuronas como columnas tengas en tu Excel limpio (ej. 25 neuronas).</text:p>
            </text:list-item>
            <text:list-item>
              <text:p text:style-name="P24"><text:span text:style-name="T2">Capas Ocultas:</text:span> 2 o 3 capas densas (ej. de 64 y 32 neuronas) con función de activación <text:span text:style-name="Source_20_Text">ReLU</text:span>.</text:p>
            </text:list-item>
            <text:list-item>
              <text:p text:style-name="P24"><text:span text:style-name="T2">Capa de Salida:</text:span> <text:span text:style-name="T2">UNA SOLA NEURONA</text:span> con activación <text:span text:style-name="Source_20_Text">Linear</text:span>. Como es un problema de regresión (queremos predecir un precio, no clasificar perro/gato), la salida es el precio en euros.</text:p>
            </text:list-item>
          </text:list>
        </text:list-item>
        <text:list-item>
          <text:p text:style-name="P24"><text:span text:style-name="T2">Entrenamiento:</text:span> Le pasas el 80% de tus datos. La red intentará adivinar el precio de una casa en base a sus metros, barrio y estado. Al principio fallará mucho, pero ajustará sus pesos hasta acercarse al precio real.</text:p>
        </text:list-item>
        <text:list-item>
          <text:p text:style-name="P24"><text:span text:style-name="T2">Métrica de éxito:</text:span> Usarás el MAE (<text:span text:style-name="T3">Mean Absolute Error</text:span>). Si logras un MAE de 15.000€, significa que tu IA tasa casas con un margen de error de solo 15k€, ¡lo cual es brutal!</text:p>
        </text:list-item>
      </text:list>
      <text:h text:style-name="Heading_20_3" text:outline-level="3">Fase 4: La Lógica de Negocio (Dónde está el dinero y la Matrícula de Honor)</text:h>
      <text:p text:style-name="Text_20_body">Aquí es donde presentas tu proyecto y dejas a los profesores con la boca abierta. Tu script final hará lo siguiente:</text:p>
      <text:list text:style-name="L10">
        <text:list-item>
          <text:p text:style-name="P25">Se conecta a internet y descarga los 50 últimos anuncios publicados HOY.</text:p>
        </text:list-item>
        <text:list-item>
          <text:p text:style-name="P25">Se los pasa a tu modelo ya entrenado.</text:p>
        </text:list-item>
        <text:list-item>
          <text:p text:style-name="P25">Tu modelo dice: <text:span text:style-name="T3">"El piso de la Calle Mayor, de 90m2 a reformar, debería valer en el mercado </text:span><text:span text:style-name="T4">140.000€</text:span><text:span text:style-name="T3"> según mi entrenamiento histórico"</text:span>.</text:p>
        </text:list-item>
        <text:list-item>
          <text:p text:style-name="P25">Tu programa mira el precio al que lo acaban de publicar en la web: <text:span text:style-name="T2">95.000€</text:span> (quizás sea una herencia que quieren vender rápido).</text:p>
        </text:list-item>
        <text:list-item>
          <text:p text:style-name="P25"><text:span text:style-name="T2">¡BINGO!</text:span> El programa te imprime por pantalla: 🚨 <text:span text:style-name="T2">ALERTA DE CHOLLO: PISO INFRAVALORADO EN 45.000€</text:span>.🚨</text:p>
        </text:list-item>
      </text:list>
      <text:h text:style-name="Heading_20_3" text:outline-level="3"><text:soft-page-break/>¿Cómo enfocar el trabajo semana a semana?</text:h>
      <text:list text:style-name="L11">
        <text:list-item>
          <text:p text:style-name="P26"><text:span text:style-name="T2">Semana 1:</text:span> Crear el script de Scraping (Selenium + BeautifulSoup) y dejarlo corriendo un par de días para generar tu dataset de 3.000-5.000 pisos.</text:p>
        </text:list-item>
        <text:list-item>
          <text:p text:style-name="P26"><text:span text:style-name="T2">Semana 2:</text:span> Hacer el EDA y ETL con Pandas. Hacer gráficas chulas para el TFG (ej. mapa de calor de precios por zonas).</text:p>
        </text:list-item>
        <text:list-item>
          <text:p text:style-name="P26"><text:span text:style-name="T2">Semana 3:</text:span> Montar la red neuronal en Keras, entrenarla y medir el error.</text:p>
        </text:list-item>
        <text:list-item>
          <text:p text:style-name="P26"><text:span text:style-name="T2">Semana 4:</text:span> Programar la lógica final (el comparador de "precio real vs precio predecido").</text:p>
        </text:list-item>
      </text:list>
      <text:p text:style-name="Text_20_body">¿Te ves con ganas de afrontar la Fase 1? Si decides tirar por aquí, el primer paso sería abrir un Google Colab o un Jupyter Notebook e instalar <text:span text:style-name="Source_20_Text">selenium</text:span> y <text:span text:style-name="Source_20_Text">beautifulsoup4</text:span>. Te puedo ayudar a montar el esqueleto del scraper si lo necesitas.</text:p>
      <text:p text:style-name="P11"/>
      <text:p text:style-name="P18">El proyecto del "Caza-Chollos" Inmobiliario es, sin duda, uno de los mejores para un portfolio porque mezcla ingeniería de datos pura con una aplicación financiera directa. Es normal que lo veas complejo desde fuera, pero si lo dividimos en fases, verás que encaja perfectamente con lo que has aprendido (y vas a aprender) en clase.</text:p>
      <text:p text:style-name="Text_20_body">El truco de este proyecto no está en hacer la red neuronal más compleja del mundo, sino en <text:span text:style-name="T2">tener datos limpios y bien estructurados</text:span>.</text:p>
      <text:p text:style-name="Text_20_body">Aquí tienes el plan de ejecución detallado, las tecnologías exactas que necesitas y cómo superar la parte de extracción de datos:</text:p>
      <text:p text:style-name="Horizontal_20_Line"/>
      <text:h text:style-name="Heading_20_3" text:outline-level="3">Fase 1: Extracción de Datos (Web Scraping)</text:h>
      <text:p text:style-name="Text_20_body">Esta es la parte que más asusta, pero la más divertida. Los portales inmobiliarios (Idealista, Fotocasa, Pisos.com) tienen miles de anuncios.</text:p>
      <text:list text:style-name="L12">
        <text:list-item>
          <text:p text:style-name="P27"><text:span text:style-name="T2">El gran reto:</text:span> Portales como <text:span text:style-name="T3">Idealista</text:span> tienen sistemas anti-bots muy fuertes. Si usas librerías básicas, te bloquearán la IP en 5 minutos.</text:p>
        </text:list-item>
        <text:list-item>
          <text:p text:style-name="P28">La solución (Tecnologías a usar):</text:p>
          <text:list>
            <text:list-item>
              <text:p text:style-name="P27"><text:span text:style-name="T2">Selenium o Playwright (Python):</text:span> Son librerías que simulan un navegador real (abren un Chrome fantasma, hacen scroll humano, esperan a que carguen las fotos). Son perfectas para saltarse los bloqueos.</text:p>
            </text:list-item>
            <text:list-item>
              <text:p text:style-name="P27"><text:span text:style-name="T2">BeautifulSoup:</text:span> Una vez que Selenium ha cargado la página web y esquivado el bloqueo, le pasas el código HTML a BeautifulSoup para extraer el texto de forma rápida.</text:p>
            </text:list-item>
          </text:list>
        </text:list-item>
        <text:list-item>
          <text:p text:style-name="P28">¿Qué datos debes extraer por cada casa?</text:p>
          <text:list>
            <text:list-item text:start-value="1">
              <text:p text:style-name="P27"><text:span text:style-name="Source_20_Text">Precio</text:span> (Nuestra variable objetivo a predecir, la "Y").</text:p>
            </text:list-item>
            <text:list-item>
              <text:p text:style-name="P27"><text:span text:style-name="Source_20_Text">Metros_cuadrados</text:span>, <text:span text:style-name="Source_20_Text">Habitaciones</text:span>, <text:span text:style-name="Source_20_Text">Baños</text:span>, <text:span text:style-name="Source_20_Text">Planta</text:span> (Variables numéricas).</text:p>
            </text:list-item>
            <text:list-item>
              <text:p text:style-name="P27"><text:span text:style-name="Source_20_Text">Ascensor</text:span> (Booleano: 1 si tiene, 0 si no).</text:p>
            </text:list-item>
            <text:list-item>
              <text:p text:style-name="P27"><text:span text:style-name="Source_20_Text">Estado</text:span> (A reformar / Buen estado). <text:span text:style-name="T3">Esto es vital para el flipping</text:span>.</text:p>
            </text:list-item>
            <text:list-item>
              <text:p text:style-name="P27"><text:span text:style-name="Source_20_Text">Barrio</text:span> o <text:span text:style-name="Source_20_Text">Código Postal</text:span> (Variable categórica crucial, el precio depende enormemente de la zona).</text:p>
            </text:list-item>
          </text:list>
        </text:list-item>
        <text:list-item>
          <text:p text:style-name="P27"><text:span text:style-name="T3">Consejo de oro:</text:span> Empieza haciendo scraping de una web más fácil como <text:span text:style-name="T2">Pisos.com</text:span> o <text:span text:style-name="T2">Habitaclia</text:span> antes de pelearte con Idealista. Céntrate en una sola ciudad (ej. Toledo o un distrito de Madrid) para que tu modelo sea un experto local. Con extraer entre 2.000 y 5.000 anuncios es suficiente para empezar.</text:p>
        </text:list-item>
      </text:list>
      <text:h text:style-name="Heading_20_3" text:outline-level="3">Fase 2: EDA (Análisis Exploratorio) y ETL (Preparación)</text:h>
      <text:p text:style-name="Text_20_body">Una vez tengas tu archivo CSV con 3.000 casas, toca limpiarlo. Las redes neuronales odian los datos sucios.</text:p>
      <text:list text:style-name="L13">
        <text:list-item>
          <text:p text:style-name="P29"><text:span text:style-name="T2">Tecnologías:</text:span> <text:span text:style-name="Source_20_Text">Pandas</text:span>, <text:span text:style-name="Source_20_Text">Matplotlib</text:span> / <text:span text:style-name="Source_20_Text">Seaborn</text:span> (para gráficos) y <text:span text:style-name="Source_20_Text">Scikit-Learn</text:span>.</text:p>
        </text:list-item>
        <text:list-item>
          <text:p text:style-name="P30"><text:soft-page-break/>Pasos de ETL:</text:p>
          <text:list>
            <text:list-item>
              <text:p text:style-name="P29"><text:span text:style-name="T2">Limpieza:</text:span> Quitar pisos con 0 habitaciones o precios ridículos (ej. plazas de garaje que se colaron como pisos).</text:p>
            </text:list-item>
            <text:list-item>
              <text:p text:style-name="P29"><text:span text:style-name="T2">One-Hot Encoding:</text:span> Las redes neuronales no entienden la palabra "Centro" o "Buenavista". Usarás Pandas para convertir los barrios en columnas de ceros y unos.</text:p>
            </text:list-item>
            <text:list-item>
              <text:p text:style-name="P29"><text:span text:style-name="T2">Escalado (Vital en Deep Learning):</text:span> Una red neuronal se vuelve loca si le pasas un dato que es <text:span text:style-name="Source_20_Text">1</text:span> (Ascensor) y otro dato que es <text:span text:style-name="Source_20_Text">250.000</text:span> (Precio). Usarás <text:span text:style-name="Source_20_Text">MinMaxScaler</text:span> o <text:span text:style-name="Source_20_Text">StandardScaler</text:span> de Scikit-Learn para que todas las variables numéricas estén entre el valor 0 y 1.</text:p>
            </text:list-item>
          </text:list>
        </text:list-item>
      </text:list>
      <text:h text:style-name="Heading_20_3" text:outline-level="3">Fase 3: La Red Neuronal (El Cerebro Tasador)</text:h>
      <text:p text:style-name="Text_20_body">Aquí entra en juego Keras o PyTorch (lo que más te guste, Keras es más fácil para empezar). No necesitas redes convolucionales (imágenes) ni recurrentes (tiempo). Necesitas una <text:span text:style-name="T2">Red Neuronal Densa (MLP - Multilayer Perceptron)</text:span>.</text:p>
      <text:list text:style-name="L14">
        <text:list-item>
          <text:p text:style-name="P31">Arquitectura propuesta (Keras):</text:p>
          <text:list>
            <text:list-item>
              <text:p text:style-name="P32"><text:span text:style-name="T2">Capa de Entrada:</text:span> Tantas neuronas como columnas tengas en tu Excel limpio (ej. 25 neuronas).</text:p>
            </text:list-item>
            <text:list-item>
              <text:p text:style-name="P32"><text:span text:style-name="T2">Capas Ocultas:</text:span> 2 o 3 capas densas (ej. de 64 y 32 neuronas) con función de activación <text:span text:style-name="Source_20_Text">ReLU</text:span>.</text:p>
            </text:list-item>
            <text:list-item>
              <text:p text:style-name="P32"><text:span text:style-name="T2">Capa de Salida:</text:span> <text:span text:style-name="T2">UNA SOLA NEURONA</text:span> con activación <text:span text:style-name="Source_20_Text">Linear</text:span>. Como es un problema de regresión (queremos predecir un precio, no clasificar perro/gato), la salida es el precio en euros.</text:p>
            </text:list-item>
          </text:list>
        </text:list-item>
        <text:list-item>
          <text:p text:style-name="P32"><text:span text:style-name="T2">Entrenamiento:</text:span> Le pasas el 80% de tus datos. La red intentará adivinar el precio de una casa en base a sus metros, barrio y estado. Al principio fallará mucho, pero ajustará sus pesos hasta acercarse al precio real.</text:p>
        </text:list-item>
        <text:list-item>
          <text:p text:style-name="P32"><text:span text:style-name="T2">Métrica de éxito:</text:span> Usarás el MAE (<text:span text:style-name="T3">Mean Absolute Error</text:span>). Si logras un MAE de 15.000€, significa que tu IA tasa casas con un margen de error de solo 15k€, ¡lo cual es brutal!</text:p>
        </text:list-item>
      </text:list>
      <text:h text:style-name="Heading_20_3" text:outline-level="3">Fase 4: La Lógica de Negocio (Dónde está el dinero y la Matrícula de Honor)</text:h>
      <text:p text:style-name="Text_20_body">Aquí es donde presentas tu proyecto y dejas a los profesores con la boca abierta. Tu script final hará lo siguiente:</text:p>
      <text:list text:style-name="L15">
        <text:list-item>
          <text:p text:style-name="P33">Se conecta a internet y descarga los 50 últimos anuncios publicados HOY.</text:p>
        </text:list-item>
        <text:list-item>
          <text:p text:style-name="P33">Se los pasa a tu modelo ya entrenado.</text:p>
        </text:list-item>
        <text:list-item>
          <text:p text:style-name="P33">Tu modelo dice: <text:span text:style-name="T3">"El piso de la Calle Mayor, de 90m2 a reformar, debería valer en el mercado </text:span><text:span text:style-name="T4">140.000€</text:span><text:span text:style-name="T3"> según mi entrenamiento histórico"</text:span>.</text:p>
        </text:list-item>
        <text:list-item>
          <text:p text:style-name="P33">Tu programa mira el precio al que lo acaban de publicar en la web: <text:span text:style-name="T2">95.000€</text:span> (quizás sea una herencia que quieren vender rápido).</text:p>
        </text:list-item>
        <text:list-item>
          <text:p text:style-name="P33"><text:span text:style-name="T2">¡BINGO!</text:span> El programa te imprime por pantalla: 🚨 <text:span text:style-name="T2">ALERTA DE CHOLLO: PISO INFRAVALORADO EN 45.000€</text:span>.🚨</text:p>
        </text:list-item>
      </text:list>
      <text:h text:style-name="Heading_20_3" text:outline-level="3"><text:soft-page-break/>¿Cómo enfocar el trabajo semana a semana?</text:h>
      <text:list text:style-name="L16">
        <text:list-item>
          <text:p text:style-name="P34"><text:span text:style-name="T2">Semana 1:</text:span> Crear el script de Scraping (Selenium + BeautifulSoup) y dejarlo corriendo un par de días para generar tu dataset de 3.000-5.000 pisos.</text:p>
        </text:list-item>
        <text:list-item>
          <text:p text:style-name="P34"><text:span text:style-name="T2">Semana 2:</text:span> Hacer el EDA y ETL con Pandas. Hacer gráficas chulas para el TFG (ej. mapa de calor de precios por zonas).</text:p>
        </text:list-item>
        <text:list-item>
          <text:p text:style-name="P34"><text:span text:style-name="T2">Semana 3:</text:span> Montar la red neuronal en Keras, entrenarla y medir el error.</text:p>
        </text:list-item>
        <text:list-item>
          <text:p text:style-name="P34"><text:span text:style-name="T2">Semana 4:</text:span> Programar la lógica final (el comparador de "precio real vs precio predecido").</text:p>
        </text:list-item>
      </text:list>
      <text:p text:style-name="Text_20_body">¿Te ves con ganas de afrontar la Fase 1? Si decides tirar por aquí, el primer paso sería abrir un Google Colab o un Jupyter Notebook e instalar <text:span text:style-name="Source_20_Text">selenium</text:span> y <text:span text:style-name="Source_20_Text">beautifulsoup4</text:span>. Te puedo ayudar a montar el esqueleto del scraper si lo necesitas.</text:p>
      <text:p text:style-name="P11"/>
      <text:h text:style-name="P35" text:outline-level="2">El Guía Arquitectónico de Bolsillo (Viajes + Culturas)</text:h>
      <text:p text:style-name="Text_20_body">Imagina pasear por una ciudad como Toledo, Sevilla o Roma. Ves un edificio espectacular, le haces una foto y la IA te dice exactamente de qué siglo es y a qué movimiento arquitectónico pertenece.</text:p>
      <text:list text:style-name="L17">
        <text:list-item>
          <text:p text:style-name="P36"><text:span text:style-name="T2">El Dataset (Viable en 2 días mediante Scraping):</text:span> * Haces un script muy tonto de Python (o usas una extensión de Chrome como <text:span text:style-name="T3">Fatkun Batch Download Image</text:span>) para descargar fotos de Google Imágenes o Flickr.</text:p>
          <text:list>
            <text:list-item>
              <text:p text:style-name="P36">Buscas: "Fachada estilo Gótico", "Fachada estilo Románico", "Fachada estilo Mudéjar" y "Estilo Renacentista".</text:p>
            </text:list-item>
            <text:list-item>
              <text:p text:style-name="P36">Con unas 200-300 imágenes por estilo (limpiando a mano las que se cuelen que no sean fachadas), tienes tu dataset original.</text:p>
            </text:list-item>
          </text:list>
        </text:list-item>
        <text:list-item>
          <text:p text:style-name="P36"><text:span text:style-name="T2">El Modelo (Vuestra fortaleza):</text:span> Red Convolucional multiclase con Transfer Learning. La red aprenderá a fijarse en los arcos (apuntados vs de medio punto), los rosetones o los ladrillos.</text:p>
        </text:list-item>
        <text:list-item>
          <text:p text:style-name="P36"><text:span text:style-name="T2">El Ángulo de Negocio:</text:span> En la exposición planteas esto como el prototipo de una API que venderías a plataformas como <text:span text:style-name="T3">TripAdvisor</text:span> o <text:span text:style-name="T3">Civitatis</text:span> para integrar en sus apps móviles. Es cultural, es turístico, y visualmente en la exposición (probando con fotos reales de tu móvil) queda de matrícula de honor.</text:p>
        </text:list-item>
      </text:list>
      <text:p text:style-name="P37"/>
      <text:h text:style-name="P2" text:outline-level="2">El Autenticador de <text:span text:style-name="T3">Sneakers</text:span> o Relojes (Negocios + Finanzas/Inversión Alternativa)</text:h>
      <text:p text:style-name="Text_20_body">El mercado de reventa de zapatillas (Nike Dunk, Jordan) y relojes de lujo mueve miles de millones. El gran problema de plataformas como Vinted, StockX o Wallapop son las falsificaciones (réplicas).</text:p>
      <text:list text:style-name="L18">
        <text:list-item>
          <text:p text:style-name="P38"><text:span text:style-name="T2">El Dataset (Scraping muy factible):</text:span> Haces scraping de foros de Reddit. Hay subreddits enteros dedicados a zapatillas originales (ej. <text:span text:style-name="Source_20_Text">r/Sneakers</text:span>) y otros dedicados a réplicas exactas (ej. <text:span text:style-name="Source_20_Text">r/Repsneakers</text:span>). Puedes programar un bot sencillo con la librería <text:span text:style-name="Source_20_Text">PRAW</text:span> (la API oficial de Reddit, que es gratis y facilísima) para descargarte miles de fotos de zapatillas reales y miles de falsas en una sola tarde.</text:p>
        </text:list-item>
        <text:list-item>
          <text:p text:style-name="P38"><text:span text:style-name="T2">El Modelo:</text:span> Una Red Convolucional (CNN) con Transfer Learning. La red aprenderá a fijarse en los pequeños detalles que delatan a las falsificaciones (el cosido, la forma del logo, el brillo del material).</text:p>
        </text:list-item>
        <text:list-item>
          <text:p text:style-name="P38"><text:span text:style-name="T2">El Ángulo de Negocio (ROI):</text:span> Es un filtro de control de calidad para <text:span text:style-name="T3">Marketplaces</text:span>. Tu IA revisa automáticamente las fotos que suben los usuarios a Vinted. Si detecta que son falsas con un 90% de probabilidad, bloquea el anuncio antes de que estafen a alguien, ahorrando a la empresa miles de euros en devoluciones y problemas legales.</text:p>
        </text:list-item>
      </text:list>
      <text:h text:style-name="Heading_20_2" text:outline-level="2"/>
      <text:h text:style-name="P39" text:outline-level="2">El Inspector de Neumáticos para <text:span text:style-name="T3">Rent-a-Car</text:span> (Automoción + Negocios/Seguros)</text:h>
      <text:p text:style-name="Text_20_body">Un neumático desgastado es un accidente asegurado. Las flotas de alquiler de coches (Centauro, Hertz) y las empresas de reparto (Amazon, Seur) pierden mucho tiempo inspeccionando manualmente el dibujo de las ruedas de sus furgonetas cada vez que las devuelven.</text:p>
      <text:list text:style-name="L19">
        <text:list-item>
          <text:p text:style-name="P40"><text:span text:style-name="T2">El Dataset (Mixto: Scraping + Propio):</text:span> * Buscas en Google Imágenes "Worn tire tread" (neumático desgastado) y "New tire tread" (neumático nuevo) y raspeas unas 300 fotos.</text:p>
          <text:list>
            <text:list-item>
              <text:p text:style-name="P40">Te bajas a la calle una tarde con el móvil y le haces 50 fotos a las ruedas de los coches aparcados (algunos estarán nuevos, otros para el arrastre). ¡A los profesores les flipa que uses datos recopilados físicamente por ti!</text:p>
            </text:list-item>
          </text:list>
        </text:list-item>
        <text:list-item>
          <text:p text:style-name="P40"><text:span text:style-name="T2">El Modelo:</text:span> Una CNN binaria: <text:span text:style-name="Source_20_Text">Neumático_Sano</text:span> vs <text:span text:style-name="Source_20_Text">Neumático_Peligroso</text:span>.</text:p>
        </text:list-item>
        <text:list-item>
          <text:p text:style-name="P40"><text:span text:style-name="T2">El Ángulo de Negocio (ROI):</text:span> Una app móvil para el operario del Rent-a-Car. Al devolver el cliente el coche, el operario hace una foto a la rueda. La IA dice: <text:span text:style-name="T3">"Profundidad por debajo del límite legal. Emitir orden de taller"</text:span>. Automatizas el mantenimiento, evitas multas de la DGT y previenes accidentes.</text:p>
        </text:list-item>
      </text:list>
      <text:h text:style-name="Heading_20_2" text:outline-level="2"/>
      <text:h text:style-name="P39" text:outline-level="2">"El Ojo del Agricultor": Control de Calidad de Materias Primas (Naturaleza + Negocios/Exportación)</text:h>
      <text:p text:style-name="Text_20_body">Pensemos en productos que España exporta a toneladas y donde la calidad lo es todo: aceitunas, almendras o incluso granos de café si nos vamos a nivel global. Un grano malo te arruina un lote entero.</text:p>
      <text:list text:style-name="L20">
        <text:list-item>
          <text:p text:style-name="P41"><text:span text:style-name="T2">El Dataset (Creado por ti en tu casa en 2 horas):</text:span> * Vas al supermercado y compras una bolsa de almendras enteras (o granos de café).</text:p>
          <text:list>
            <text:list-item>
              <text:p text:style-name="P41">Coges unas cuantas y las rompes un poco, las manchas o las aplastas (simulando defectos). Otras las dejas perfectas.</text:p>
            </text:list-item>
            <text:list-item>
              <text:p text:style-name="P41">Las pones sobre un folio blanco en tu mesa con un flexo y haces 200 fotos con tu móvil moviéndolas de sitio. Ya tienes tu dataset original y único en el mundo.</text:p>
            </text:list-item>
          </text:list>
        </text:list-item>
        <text:list-item>
          <text:p text:style-name="P41"><text:span text:style-name="T2">El Modelo:</text:span> Una CNN de clasificación que diferencie entre producto <text:span text:style-name="Source_20_Text">Premium</text:span> (para venta cara) y producto <text:span text:style-name="Source_20_Text">Defectuoso</text:span> (para desechar o hacer harina/pienso).</text:p>
        </text:list-item>
        <text:list-item>
          <text:p text:style-name="P41"><text:span text:style-name="T2">El Ángulo de Negocio (El "Show" de la exposición):</text:span> Es automatización industrial (Industria 4.0). En una fábrica, una cámara sobre una cinta transportadora haría este trabajo. En tu exposición, puedes llevar un puñado de almendras, encender la webcam de tu portátil en directo y que el modelo vaya diciendo si son buenas o malas en tiempo real. Eso es un 10 garantizado.</text:p>
        </text:list-item>
      </text:list>
      <text:p text:style-name="P11"/>
      <text:p text:style-name="P42">Me parece un giro fantástico. Volver a las finanzas es una apuesta súper segura para un portfolio porque demuestra que sabes manejar datos estructurados orientados a negocio.</text:p>
      <text:p text:style-name="P43">Primero, vamos a quitarnos de encima el síndrome del impostor: <text:span text:style-name="T2">que ya existan IAs que hagan esto no importa en absoluto</text:span>. Ya existen millones de calculadoras y tú en la carrera de informática tienes que programar una para demostrar que sabes hacerlo. Las empresas financieras (bancos, fondos de inversión) no buscan que inventes la rueda en tu TFG, buscan ver que <text:span text:style-name="T2">tú</text:span> sabes construir el motor que ellos usan por dentro.</text:p>
      <text:p text:style-name="P43">El gran misterio que tienes ahora mismo es: <text:span text:style-name="T3">"¿Qué le doy de comer a la red neuronal para que aprenda a analizar empresas?"</text:span>.</text:p>
      <text:p text:style-name="P43">Para que sea viable en tu mes de plazo y no te vuelvas loco con predicciones de bolsa imposibles, aquí tienes <text:span text:style-name="T2">dos formas realistas</text:span> de construir este Asesor Financiero, de dónde sacar los datos (gratis y en 5 minutos) y cómo se entrena:</text:p>
      <text:h text:style-name="P44" text:outline-level="2">1. El Analista "Value": IA de Análisis Fundamental de Empresas</text:h>
      <text:p text:style-name="P43">Warren Buffett invierte leyendo los balances contables de las empresas (cuánto deben, cuánto ganan, qué margen tienen). Vamos a hacer que una Red Neuronal Densa haga ese trabajo por ti para elegir qué acciones meter en la cartera.</text:p>
      <text:list text:style-name="L21">
        <text:list-item>
          <text:p text:style-name="P45"><text:span text:style-name="T5">De dónde sacar los datos (Cero Scraping):</text:span><text:span text:style-name="T6"> Usarás la librería gratuita </text:span><text:span text:style-name="Source_20_Text"><text:span text:style-name="T6">yfinance</text:span></text:span><text:span text:style-name="T6"> de Python. Te permite descargar con 3 líneas de código los balances anuales (Ingresos, Deuda, Beneficio por Acción - EPS, PER) de todas las empresas del S&amp;P 500 de los últimos 20 años.</text:span></text:p>
        </text:list-item>
        <text:list-item>
          <text:p text:style-name="P46"><text:span text:style-name="T2">El ETL:</text:span> Calcular ratios financieros clave usando Pandas. Por ejemplo: Margen de Beneficio = Beneficio / Ingresos.</text:p>
        </text:list-item>
        <text:list-item>
          <text:p text:style-name="P47">¿Cómo se entrena el modelo? (El truco):</text:p>
          <text:list>
            <text:list-item>
              <text:p text:style-name="P46"><text:span text:style-name="T2">Variables de Entrada ($X$):</text:span> Le das a la red la "radiografía" financiera de una empresa en un año concreto (ej. Apple en 2018: PER de 15, Deuda de 100B, Crecimiento del 5%).</text:p>
            </text:list-item>
            <text:list-item>
              <text:p text:style-name="P45"><text:span text:style-name="T5">Variable a Predecir ($Y$):</text:span><text:span text:style-name="T6"> Le preguntas a los datos históricos: </text:span><text:span text:style-name="T7">"¿La acción de Apple subió más de un 10% al año siguiente (2019)?"</text:span><text:span text:style-name="T6">. Si es sí, le pones un </text:span><text:span text:style-name="Source_20_Text"><text:span text:style-name="T6">1</text:span></text:span><text:span text:style-name="T6">. Si es no, un </text:span><text:span text:style-name="Source_20_Text"><text:span text:style-name="T6">0</text:span></text:span><text:span text:style-name="T6">.</text:span></text:p>
            </text:list-item>
            <text:list-item>
              <text:p text:style-name="P46"><text:span text:style-name="T2">El Entrenamiento:</text:span> La red analiza miles de balances de miles de empresas y aprende a detectar el "patrón" matemático de las empresas infravaloradas que acaban subiendo de precio.</text:p>
            </text:list-item>
          </text:list>
        </text:list-item>
        <text:list-item>
          <text:p text:style-name="P46"><text:span text:style-name="T2">El Ángulo de Negocio:</text:span> Es un "Filtro de Inversión". Le metes los datos financieros de las empresas a día de hoy, y la IA te devuelve una lista con las 5 empresas que tienen mayor probabilidad matemática de revalorizarse el próximo año para que las metas en tu cartera.</text:p>
        </text:list-item>
      </text:list>
      <text:h text:style-name="P44" text:outline-level="2"><text:soft-page-break/>2. El Gestor de Riesgos: IA para la creación de Carteras de ETFs</text:h>
      <text:p text:style-name="P43">Si prefieres no analizar empresas individuales y prefieres algo más "macro" usando ETFs (fondos indexados), el problema no es predecir cuánto van a ganar, sino <text:span text:style-name="T2">predecir el riesgo (la volatilidad) para no perder dinero</text:span>.</text:p>
      <text:list text:style-name="L22">
        <text:list-item>
          <text:p text:style-name="P48"><text:span text:style-name="T5">De dónde sacar los datos:</text:span><text:span text:style-name="T6"> Igual, </text:span><text:span text:style-name="Source_20_Text"><text:span text:style-name="T6">yfinance</text:span></text:span><text:span text:style-name="T6">. Descargas el precio de cierre diario de 10 ETFs populares (SPY para EEUU, VGK para Europa, GLD para Oro, TLT para Bonos) de los últimos 10 años.</text:span></text:p>
        </text:list-item>
        <text:list-item>
          <text:p text:style-name="P49"><text:span text:style-name="T2">El ETL:</text:span> Calcular los retornos diarios (cuánto subió o bajó cada día en porcentaje).</text:p>
        </text:list-item>
        <text:list-item>
          <text:p text:style-name="P50">¿Cómo se entrena el modelo? (RNN/LSTM):</text:p>
          <text:list>
            <text:list-item>
              <text:p text:style-name="P49"><text:span text:style-name="T2">Variables de Entrada ($X$):</text:span> La secuencia de los movimientos del mercado de los últimos 30 días.</text:p>
            </text:list-item>
            <text:list-item>
              <text:p text:style-name="P49"><text:span text:style-name="T2">Variable a Predecir ($Y$):</text:span> ¿Cuál será la volatilidad (el riesgo de caída brusca) de la próxima semana?</text:p>
            </text:list-item>
          </text:list>
        </text:list-item>
        <text:list-item>
          <text:p text:style-name="P49"><text:span text:style-name="T2">El Ángulo de Negocio (Robo-Advisor):</text:span> Es el cerebro de un Robo-Advisor moderno (como Indexa Capital o MyInvestor). Le dices a tu programa: <text:span text:style-name="T3">"Soy un inversor conservador"</text:span>. Tu programa mira la predicción de riesgo de tu IA para este mes y, si viene una crisis, automáticamente vende tus ETFs de acciones y compra ETFs de Bonos de forma autónoma.</text:p>
        </text:list-item>
      </text:list>
      <text:p text:style-name="Horizontal_20_Line"/>
      <text:h text:style-name="P44" text:outline-level="2">¿Por qué esto es perfecto para ti ahora mismo?</text:h>
      <text:list text:style-name="L23">
        <text:list-item>
          <text:p text:style-name="P51"><text:span text:style-name="T5">Datos perfectos y al instante:</text:span><text:span text:style-name="T6"> La librería </text:span><text:span text:style-name="Source_20_Text"><text:span text:style-name="T6">yfinance</text:span></text:span><text:span text:style-name="T6"> te ahorra las semanas de peleas con el scraping y las imágenes. En una tarde tienes un dataset impecable de millones de filas en un Pandas DataFrame.</text:span></text:p>
        </text:list-item>
        <text:list-item>
          <text:p text:style-name="P52"><text:span text:style-name="T2">Tecnología:</text:span> El Analista "Value" (Opción 1) usa Redes Densas normales y corrientes (Keras). El Gestor de Riesgos (Opción 2) es la excusa perfecta para usar las Redes Recurrentes (RNN) que vais a dar ahora.</text:p>
        </text:list-item>
        <text:list-item>
          <text:p text:style-name="P52"><text:span text:style-name="T2">Portafolio de Nivel:</text:span> Plantarte en una entrevista y decir <text:span text:style-name="T3">"He programado una IA en Keras que ingesta balances financieros a través de la API de Yahoo Finance y predice qué empresas del Nasdaq están infravaloradas"</text:span> suena a alguien a quien hay que contratar.</text:p>
        </text:list-item>
      </text:list>
      <text:p text:style-name="P11"/>
      <text:h text:style-name="P35" text:outline-level="2">El Inspector de Carreteras Inteligente (Automoción/Smart City + CNNs)</text:h>
      <text:p text:style-name="Text_20_body">El mantenimiento de las calles es un agujero negro de dinero para los ayuntamientos. Los baches destrozan neumáticos y causan accidentes.</text:p>
      <text:list text:style-name="L24">
        <text:list-item>
          <text:p text:style-name="P53"><text:span text:style-name="T2">El Dataset (Gratis y rápido):</text:span> Hay un montón de datasets abiertos (en Kaggle o Roboflow) llamados "Pothole Detection Dataset" o "Road Crack Dataset". Te descargas en un ZIP miles de fotos de asfalto en buen estado, asfalto con grietas y asfalto con baches profundos.</text:p>
        </text:list-item>
        <text:list-item>
          <text:p text:style-name="P53"><text:span text:style-name="T2">El Modelo:</text:span> Una Red Convolucional multiclase (Asfalto Sano, Grieta, Bache). Al ser imágenes de texturas simples, una CNN básica con pocas capas (o Transfer Learning con MobileNet) te dará precisiones altísimas muy rápido.</text:p>
        </text:list-item>
        <text:list-item>
          <text:p text:style-name="P53"><text:span text:style-name="T2">El Ángulo de Negocio:</text:span> Un software para el Ayuntamiento (ej. Toledo o Madrid). Los camiones de basura llevarían una cámara barata en el parabrisas grabando la calle. Tu IA procesa el vídeo en tiempo real y, cuando detecta un bache grave, envía automáticamente las coordenadas GPS al servicio de mantenimiento. Ahorra millones en inspectores humanos y demandas por accidentes.</text:p>
        </text:list-item>
      </text:list>
      <text:h text:style-name="P39" text:outline-level="2">El "Director de Arte" para Airbnb (Turismo + Negocios + CNN)</text:h>
      <text:p text:style-name="Text_20_body">En el mundo del alquiler turístico, <text:span text:style-name="T2">la primera foto (la de portada) decide si el cliente hace clic o no.</text:span> Un piso idéntico puede ganar el doble de dinero al mes solo por tener una foto de portada más atractiva.</text:p>
      <text:list text:style-name="L25">
        <text:list-item>
          <text:p text:style-name="P54"><text:span text:style-name="T2">La Innovación:</text:span> Una IA que audite la calidad comercial de las fotografías turísticas.</text:p>
        </text:list-item>
        <text:list-item>
          <text:p text:style-name="P54"><text:span text:style-name="T2">El Dataset (Datos 100% oficiales y accesibles):</text:span> 1. Vas a la web <text:span text:style-name="T2">Inside Airbnb</text:span> (datos públicos y gratuitos). Te descargas el CSV de una ciudad turística (ej. Madrid o Sevilla). 2. Ese CSV tiene una columna con la URL de la foto principal y otra con las ganancias estimadas/ocupación. 3. Haces un script de Python de 10 líneas que se descargue las fotos de los 200 pisos que MÁS dinero ganan (carpeta <text:span text:style-name="Source_20_Text">Alta_Conversion</text:span>) y los 200 que MENOS ganan (carpeta <text:span text:style-name="Source_20_Text">Baja_Conversion</text:span>).</text:p>
        </text:list-item>
        <text:list-item>
          <text:p text:style-name="P54"><text:span text:style-name="T2">El Modelo:</text:span> Una CNN de clasificación binaria. La red aprenderá patrones sutiles: luminosidad, orden, encuadres amplios vs. fotos oscuras o torcidas.</text:p>
        </text:list-item>
        <text:list-item>
          <text:p text:style-name="P54"><text:span text:style-name="T2">El Ángulo de Negocio (SaaS):</text:span> Una herramienta para anfitriones y agencias. Suben la foto que van a poner en Booking/Airbnb y la IA les dice: <text:span text:style-name="T3">"Esta foto tiene un perfil de baja conversión. Sube el brillo y asegúrate de mostrar la cama entera para aumentar tus reservas un 15%"</text:span>.</text:p>
        </text:list-item>
      </text:list>
      <text:p text:style-name="Text_20_body"/>
      <text:p text:style-name="P37"/>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1T13:45:20.362000000</meta:creation-date>
    <dc:date>2026-03-17T18:39:13.641000000</dc:date>
    <meta:editing-duration>PT3H19M19S</meta:editing-duration>
    <meta:editing-cycles>4</meta:editing-cycles>
    <meta:generator>LibreOffice/24.8.0.3$Windows_X86_64 LibreOffice_project/0bdf1299c94fe897b119f97f3c613e9dca6be583</meta:generator>
    <meta:document-statistic meta:table-count="3" meta:image-count="0" meta:object-count="0" meta:page-count="20" meta:paragraph-count="280" meta:word-count="4797" meta:character-count="28946" meta:non-whitespace-character-count="24496"/>
  </office:meta>
</office:document-meta>
</file>